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10000003F655389111A3E001E.png" manifest:media-type="image/png"/>
  <manifest:file-entry manifest:full-path="Pictures/100002010000022100000083E5C9A72E1A3DE24B.png" manifest:media-type="image/png"/>
  <manifest:file-entry manifest:full-path="Pictures/10000201000003FD000001A291EB7A5042E4FB05.png" manifest:media-type="image/png"/>
  <manifest:file-entry manifest:full-path="Pictures/10000201000001AC000001AC61CBE6A650F9C7EE.png" manifest:media-type="image/png"/>
  <manifest:file-entry manifest:full-path="Pictures/1000000000000020000000204B249CA79A42C6D7.png" manifest:media-type="image/png"/>
  <manifest:file-entry manifest:full-path="Pictures/100002010000059A000002B298B103538C8F0C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971cm, 1.203cm, 0.905cm, 1.591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1.91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68cm" fo:min-width="3.45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34cm" fo:min-width="2.814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363cm" fo:min-width="3.918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.713cm, 0.873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8cm" svg:stroke-color="#000000" draw:marker-start-width="0.25cm" draw:marker-end-width="0.2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000000" draw:marker-start-width="0.09cm" draw:marker-end-width="0.09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ashed_20__28_var_29_" svg:stroke-width="0.08cm" svg:stroke-color="#000000" draw:marker-start-width="0.25cm" draw:marker-end-width="0.25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_32__20_Dots_20_1_20_Dash" svg:stroke-width="0.08cm" svg:stroke-color="#ed1c24" draw:marker-start-width="0.09cm" draw:marker-end-width="0.09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6cm" svg:stroke-color="#ed1c24" draw:marker-start-width="0.15cm" draw:marker-end="Arrow" draw:marker-end-width="0.1cm" draw:fill="none" draw:textarea-vertical-align="middle" fo:padding-top="0.155cm" fo:padding-bottom="0.155cm" fo:padding-left="0.28cm" fo:padding-right="0.28cm"/>
    </style:style>
    <style:style style:name="gr13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width="0.08cm" svg:stroke-color="#000000" draw:marker-start-width="0.09cm" draw:marker-end-width="0.09cm" draw:fill="none" draw:fill-color="#ffffff" fo:min-height="0.637cm"/>
    </style:style>
    <style:style style:name="gr15" style:family="graphic" style:parent-style-name="standard">
      <style:graphic-properties draw:stroke="none" svg:stroke-color="#000000" draw:fill="none" draw:fill-color="#ffffff" fo:min-height="0.637cm"/>
    </style:style>
    <style:style style:name="gr16" style:family="graphic" style:parent-style-name="standard">
      <style:graphic-properties draw:stroke="none" svg:stroke-color="#000000" draw:fill="none" draw:fill-color="#ffffff" fo:min-height="1.15cm"/>
    </style:style>
    <style:style style:name="gr17" style:family="graphic" style:parent-style-name="objectwithoutfill">
      <style:graphic-properties svg:stroke-width="0.04cm" svg:stroke-color="#ed1c24" draw:marker-start-width="0.32cm" draw:marker-end-width="0.32cm" draw:fill="none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draw:stroke="none" svg:stroke-color="#000000" draw:fill="none" draw:fill-color="#ffffff" fo:min-height="1.183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none" svg:stroke-color="#000000" draw:fill="none" draw:fill-color="#ffffff" fo:min-height="0.239cm"/>
    </style:style>
    <style:style style:name="gr21" style:family="graphic" style:parent-style-name="standard">
      <style:graphic-properties svg:stroke-color="#000000" draw:marker-start="Arrow" draw:marker-start-width="0.14cm" draw:marker-end="Arrow" draw:marker-end-width="0.14cm" draw:textarea-vertical-align="middle"/>
    </style:style>
    <style:style style:name="gr22" style:family="graphic" style:parent-style-name="standard">
      <style:graphic-properties draw:textarea-vertical-align="middle" draw:auto-grow-height="false" fo:min-height="0.076cm" fo:min-width="1.273cm"/>
    </style:style>
    <style:style style:name="gr23" style:family="graphic" style:parent-style-name="standard">
      <style:graphic-properties draw:fill-color="#ef413d" draw:textarea-vertical-align="middle" draw:auto-grow-height="false" fo:min-height="0.025cm" fo:min-width="1.137cm"/>
    </style:style>
    <style:style style:name="gr2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389cm, 10.662cm, 0cm, 0cm)" draw:image-opacity="100%" style:mirror="none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5cm" fo:min-width="1.4cm" fo:padding-top="0.151cm" fo:padding-bottom="0.151cm" fo:padding-left="0.276cm" fo:padding-right="0.276cm"/>
    </style:style>
    <style:style style:name="gr26" style:family="graphic" style:parent-style-name="standard">
      <style:graphic-properties svg:stroke-width="0.035cm" svg:stroke-color="#000000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5cm" fo:min-width="5.115cm" fo:padding-top="0.151cm" fo:padding-bottom="0.151cm" fo:padding-left="0.276cm" fo:padding-right="0.276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07cm, 0.875cm, 0.558cm, 1.244cm)" draw:image-opacity="100%" style:mirror="none"/>
    </style:style>
    <style:style style:name="gr30" style:family="graphic" style:parent-style-name="objectwithoutfill">
      <style:graphic-properties draw:stroke="dash" draw:stroke-dash="Dashed_20__28_var_29_" svg:stroke-width="0.02cm" svg:stroke-color="#62a73b" draw:marker-start-width="0.26cm" draw:marker-end-width="0.26cm" draw:fill="none" draw:textarea-vertical-align="middle" fo:padding-top="0.135cm" fo:padding-bottom="0.135cm" fo:padding-left="0.26cm" fo:padding-right="0.26cm"/>
    </style:style>
    <style:style style:name="gr31" style:family="graphic" style:parent-style-name="objectwithoutfill">
      <style:graphic-properties svg:stroke-width="0.02cm" svg:stroke-color="#ed1c24" draw:marker-start-width="0.26cm" draw:marker-end="Arrow" draw:marker-end-width="0.05cm" draw:fill="none" draw:textarea-vertical-align="middle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svg:stroke-color="#ed1c24" draw:marker-start-width="0.26cm" draw:marker-end="Arrow" draw:marker-end-width="0.03cm" draw:fill="none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3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-color="#f58220" draw:textarea-horizontal-align="justify" draw:textarea-vertical-align="middle" draw:auto-grow-height="false" fo:min-height="0.5cm" fo:min-width="1.15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0.55cm" fo:min-width="18.3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d1c24"/>
      <style:paragraph-properties fo:text-align="center"/>
    </style:style>
    <style:style style:name="P6" style:family="paragraph">
      <style:text-properties fo:color="#ce181e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ef413d"/>
      <style:paragraph-properties fo:text-align="center"/>
    </style:style>
    <style:style style:name="P14" style:family="paragraph">
      <loext:graphic-properties draw:fill-color="#f58220"/>
      <style:paragraph-properties fo:text-align="center"/>
    </style:style>
    <style:style style:name="T1" style:family="text">
      <style:text-properties fo:color="#ce181e"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e181e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e181e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8.099cm" svg:height="2.596cm" svg:x="2.1cm" svg:y="1.7cm">
            <draw:image xlink:href="Pictures/100002010000059A000002B298B103538C8F0CA2.png" xlink:type="simple" xlink:show="embed" xlink:actuate="onLoad">
              <text:p/>
            </draw:image>
          </draw:frame>
          <draw:custom-shape draw:style-name="gr2" draw:text-style-name="P2" draw:layer="layout" svg:width="4.832cm" svg:height="1.479cm" svg:x="2.1cm" svg:y="2.81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3" draw:layer="layout" svg:width="3.958cm" svg:height="1.118cm" svg:x="2.1cm" svg:y="1.7cm">
            <text:p/>
  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  </draw:custom-shape>
          <draw:custom-shape draw:style-name="gr4" draw:text-style-name="P2" draw:layer="layout" svg:width="3.314cm" svg:height="1.984cm" svg:x="6.886cm" svg:y="2.313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5" draw:text-style-name="P2" draw:layer="layout" svg:width="4.418cm" svg:height="0.613cm" svg:x="5.782cm" svg:y="1.699cm">
            <text:p/>
  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  </draw:custom-shape>
        </draw:g>
        <draw:frame draw:style-name="gr6" draw:text-style-name="P1" draw:layer="layout" svg:width="8.371cm" svg:height="8.499cm" svg:x="6.5cm" svg:y="9.9cm">
          <draw:image xlink:href="Pictures/10000201000001AC000001AC61CBE6A650F9C7EE.png" xlink:type="simple" xlink:show="embed" xlink:actuate="onLoad">
            <text:p/>
          </draw:image>
        </draw:frame>
        <draw:line draw:style-name="gr7" draw:text-style-name="P4" draw:layer="layout" svg:x1="12.3cm" svg:y1="13.4cm" svg:x2="15.9cm" svg:y2="11.9cm">
          <text:p/>
        </draw:line>
        <draw:line draw:style-name="gr7" draw:text-style-name="P4" draw:layer="layout" svg:x1="7.7cm" svg:y1="16.7cm" svg:x2="4.7cm" svg:y2="15.6cm">
          <text:p/>
        </draw:line>
        <draw:line draw:style-name="gr7" draw:text-style-name="P4" draw:layer="layout" svg:x1="12.9cm" svg:y1="16.6cm" svg:x2="15.6cm" svg:y2="18cm">
          <text:p/>
        </draw:line>
        <draw:line draw:style-name="gr8" draw:text-style-name="P4" draw:layer="layout" svg:x1="16cm" svg:y1="17.2cm" svg:x2="16cm" svg:y2="19.1cm">
          <text:p/>
        </draw:line>
        <draw:line draw:style-name="gr9" draw:text-style-name="P4" draw:layer="layout" svg:x1="13.854cm" svg:y1="4.917cm" svg:x2="13.854cm" svg:y2="6.717cm">
          <text:p/>
        </draw:line>
        <draw:line draw:style-name="gr9" draw:text-style-name="P4" draw:layer="layout" svg:x1="14.454cm" svg:y1="4.917cm" svg:x2="14.454cm" svg:y2="6.717cm">
          <text:p/>
        </draw:line>
        <draw:line draw:style-name="gr9" draw:text-style-name="P4" draw:layer="layout" svg:x1="15.054cm" svg:y1="4.917cm" svg:x2="15.054cm" svg:y2="6.717cm">
          <text:p/>
        </draw:line>
        <draw:line draw:style-name="gr9" draw:text-style-name="P4" draw:layer="layout" svg:x1="15.654cm" svg:y1="3.717cm" svg:x2="13.854cm" svg:y2="4.917cm">
          <text:p/>
        </draw:line>
        <draw:line draw:style-name="gr9" draw:text-style-name="P4" draw:layer="layout" svg:x1="16.254cm" svg:y1="3.717cm" svg:x2="14.454cm" svg:y2="4.917cm">
          <text:p/>
        </draw:line>
        <draw:line draw:style-name="gr9" draw:text-style-name="P4" draw:layer="layout" svg:x1="16.854cm" svg:y1="3.717cm" svg:x2="15.054cm" svg:y2="4.917cm">
          <text:p/>
        </draw:line>
        <draw:line draw:style-name="gr9" draw:text-style-name="P4" draw:layer="layout" svg:x1="15.054cm" svg:y1="6.717cm" svg:x2="14.454cm" svg:y2="6.717cm">
          <text:p/>
        </draw:line>
        <draw:line draw:style-name="gr9" draw:text-style-name="P4" draw:layer="layout" svg:x1="14.454cm" svg:y1="4.917cm" svg:x2="13.854cm" svg:y2="4.917cm">
          <text:p/>
        </draw:line>
        <draw:line draw:style-name="gr9" draw:text-style-name="P4" draw:layer="layout" svg:x1="15.654cm" svg:y1="4.917cm" svg:x2="15.054cm" svg:y2="4.917cm">
          <text:p/>
        </draw:line>
        <draw:line draw:style-name="gr9" draw:text-style-name="P4" draw:layer="layout" svg:x1="13.854cm" svg:y1="6.717cm" svg:x2="13.254cm" svg:y2="6.717cm">
          <text:p/>
        </draw:line>
        <draw:line draw:style-name="gr9" draw:text-style-name="P4" draw:layer="layout" svg:x1="16.854cm" svg:y1="5.517cm" svg:x2="15.054cm" svg:y2="6.717cm">
          <text:p/>
        </draw:line>
        <draw:line draw:style-name="gr9" draw:text-style-name="P4" draw:layer="layout" svg:x1="14.454cm" svg:y1="6.317cm" svg:x2="13.854cm" svg:y2="6.717cm">
          <text:p/>
        </draw:line>
        <draw:line draw:style-name="gr9" draw:text-style-name="P4" draw:layer="layout" svg:x1="15.054cm" svg:y1="6.317cm" svg:x2="14.454cm" svg:y2="6.717cm">
          <text:p/>
        </draw:line>
        <draw:path draw:style-name="gr8" draw:text-style-name="P4" draw:layer="layout" svg:width="1.433cm" svg:height="0.404cm" draw:transform="skewX (0.00802851455917389) rotate (1.68005393796974) translate (4.18371422732511cm 16.2777143190597cm)" svg:viewBox="0 0 1434 405" svg:d="M0 235c1009-614 1434 170 1434 170">
          <text:p/>
        </draw:path>
        <draw:line draw:style-name="gr9" draw:text-style-name="P4" draw:layer="layout" svg:x1="14.454cm" svg:y1="6.317cm" svg:x2="13.854cm" svg:y2="6.717cm">
          <text:p/>
        </draw:line>
        <draw:line draw:style-name="gr10" draw:text-style-name="P4" draw:layer="layout" svg:x1="4.451cm" svg:y1="14.4cm" svg:x2="4.451cm" svg:y2="16.8cm">
          <text:p/>
        </draw:line>
        <draw:path draw:style-name="gr8" draw:text-style-name="P4" draw:layer="layout" svg:width="1.433cm" svg:height="0.404cm" draw:transform="skewX (0.00802851455917391) rotate (-1.47986467276599) translate (16.4276895127677cm 11.3240722853045cm)" svg:viewBox="0 0 1434 405" svg:d="M0 235c1009-614 1434 170 1434 170">
          <text:p/>
        </draw:path>
        <draw:line draw:style-name="gr10" draw:text-style-name="P4" draw:layer="layout" svg:x1="16.126cm" svg:y1="13.197cm" svg:x2="16.17cm" svg:y2="10.797cm">
          <text:p/>
        </draw:line>
        <draw:line draw:style-name="gr10" draw:text-style-name="P4" draw:layer="layout" svg:x1="15.956cm" svg:y1="19.3cm" svg:x2="16cm" svg:y2="16.9cm">
          <text:p/>
        </draw:line>
        <draw:line draw:style-name="gr11" draw:text-style-name="P4" draw:layer="layout" svg:x1="14.754cm" svg:y1="4.717cm" svg:x2="14.754cm" svg:y2="6.517cm">
          <text:p/>
        </draw:line>
        <draw:line draw:style-name="gr11" draw:text-style-name="P4" draw:layer="layout" svg:x1="15.354cm" svg:y1="4.717cm" svg:x2="15.354cm" svg:y2="6.517cm">
          <text:p/>
        </draw:line>
        <draw:line draw:style-name="gr11" draw:text-style-name="P4" draw:layer="layout" svg:x1="15.654cm" svg:y1="4.517cm" svg:x2="15.654cm" svg:y2="6.317cm">
          <text:p/>
        </draw:line>
        <draw:line draw:style-name="gr11" draw:text-style-name="P4" draw:layer="layout" svg:x1="15.954cm" svg:y1="4.317cm" svg:x2="15.954cm" svg:y2="6.117cm">
          <text:p/>
        </draw:line>
        <draw:line draw:style-name="gr11" draw:text-style-name="P4" draw:layer="layout" svg:x1="16.254cm" svg:y1="4.117cm" svg:x2="16.254cm" svg:y2="5.917cm">
          <text:p/>
        </draw:line>
        <draw:line draw:style-name="gr12" draw:text-style-name="P4" draw:layer="layout" svg:x1="4.45cm" svg:y1="15.5cm" svg:x2="4.1cm" svg:y2="15.5cm">
          <text:p/>
        </draw:line>
        <draw:line draw:style-name="gr12" draw:text-style-name="P4" draw:layer="layout" svg:x1="16.15cm" svg:y1="12.101cm" svg:x2="16.5cm" svg:y2="12.1cm">
          <text:p/>
        </draw:line>
        <draw:custom-shape draw:style-name="gr13" draw:text-style-name="P5" draw:layer="layout" svg:width="0.2cm" svg:height="0.2cm" svg:x="12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2cm" svg:height="0.2cm" svg:x="12.8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2cm" svg:height="0.2cm" svg:x="12.8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2cm" svg:height="0.2cm" svg:x="12.8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9cm" svg:height="0.887cm" svg:x="15.054cm" svg:y="6.317cm">
          <draw:text-box>
            <text:p text:style-name="P6"><text:span text:style-name="T1">A1 </text:span></text:p>
          </draw:text-box>
        </draw:frame>
        <draw:frame draw:style-name="gr14" draw:text-style-name="P7" draw:layer="layout" svg:width="0.9cm" svg:height="0.887cm" svg:x="15.454cm" svg:y="6.03cm">
          <draw:text-box>
            <text:p text:style-name="P6"><text:span text:style-name="T1">A2 </text:span></text:p>
          </draw:text-box>
        </draw:frame>
        <draw:frame draw:style-name="gr14" draw:text-style-name="P7" draw:layer="layout" svg:width="0.9cm" svg:height="0.887cm" svg:x="15.854cm" svg:y="5.73cm">
          <draw:text-box>
            <text:p text:style-name="P6"><text:span text:style-name="T1">A3 </text:span></text:p>
          </draw:text-box>
        </draw:frame>
        <draw:frame draw:style-name="gr14" draw:text-style-name="P7" draw:layer="layout" svg:width="0.9cm" svg:height="0.887cm" svg:x="16.154cm" svg:y="5.43cm">
          <draw:text-box>
            <text:p text:style-name="P6"><text:span text:style-name="T1">A4</text:span></text:p>
            <text:p text:style-name="P6"><text:span text:style-name="T1"><text:s/></text:span></text:p>
          </draw:text-box>
        </draw:frame>
        <draw:frame draw:style-name="gr15" draw:text-style-name="P7" draw:layer="layout" svg:width="0.9cm" svg:height="0.887cm" svg:x="12.1cm" svg:y="17.1cm">
          <draw:text-box>
            <text:p text:style-name="P6"><text:span text:style-name="T1">A2 </text:span></text:p>
          </draw:text-box>
        </draw:frame>
        <draw:frame draw:style-name="gr15" draw:text-style-name="P7" draw:layer="layout" svg:width="0.9cm" svg:height="0.887cm" svg:x="12.1cm" svg:y="16.7cm">
          <draw:text-box>
            <text:p text:style-name="P6"><text:span text:style-name="T1">A3 </text:span></text:p>
          </draw:text-box>
        </draw:frame>
        <draw:frame draw:style-name="gr15" draw:text-style-name="P7" draw:layer="layout" svg:width="0.9cm" svg:height="0.887cm" svg:x="12.1cm" svg:y="16.313cm">
          <draw:text-box>
            <text:p text:style-name="P6"><text:span text:style-name="T1">A4</text:span></text:p>
            <text:p text:style-name="P6"><text:span text:style-name="T1"><text:s/></text:span></text:p>
          </draw:text-box>
        </draw:frame>
        <draw:frame draw:style-name="gr15" draw:text-style-name="P7" draw:layer="layout" svg:width="0.9cm" svg:height="0.887cm" svg:x="12.1cm" svg:y="17.513cm">
          <draw:text-box>
            <text:p text:style-name="P6"><text:span text:style-name="T1">A1 </text:span></text:p>
          </draw:text-box>
        </draw:frame>
        <draw:frame draw:style-name="gr16" draw:text-style-name="P8" draw:layer="layout" svg:width="16.7cm" svg:height="1.673cm" svg:x="3.2cm" svg:y="19.927cm">
          <draw:text-box>
            <text:p><text:span text:style-name="T2">L’amplitude et le sens de la déformation des arrêtes normales au deux flux d’air est contrôlée par un processus stochastique en deux dimensions. Mode de déformation :</text:span><text:span text:style-name="T3"> Mode de section </text:span><text:span text:style-name="T2"><text:s/></text:span></text:p>
          </draw:text-box>
        </draw:frame>
        <draw:line draw:style-name="gr17" draw:text-style-name="P4" draw:layer="layout" svg:x1="12.954cm" svg:y1="5.517cm" svg:x2="18.154cm" svg:y2="2.017cm">
          <text:p/>
        </draw:line>
        <draw:frame draw:style-name="gr18" draw:text-style-name="P8" draw:layer="layout" svg:width="2.507cm" svg:height="1.433cm" draw:transform="rotate (0.634950781875537) translate (16.437cm 2.663cm)">
          <draw:text-box>
            <text:p><text:span text:style-name="T4">R </text:span><text:span text:style-name="T5">: </text:span><text:span text:style-name="T6">Ligne de référence</text:span></text:p>
          </draw:text-box>
        </draw:frame>
        <draw:line draw:style-name="gr17" draw:text-style-name="P4" draw:layer="layout" svg:x1="11.9cm" svg:y1="19cm" svg:x2="11.9cm" svg:y2="10.3cm">
          <text:p/>
        </draw:line>
        <draw:frame draw:style-name="gr19" draw:text-style-name="P10" draw:layer="layout" svg:width="1.6cm" svg:height="0.962cm" svg:x="11.1cm" svg:y="18.238cm">
          <draw:text-box>
            <text:p text:style-name="P9"><text:span text:style-name="T7">R</text:span></text:p>
          </draw:text-box>
        </draw:frame>
        <draw:frame draw:style-name="gr20" draw:text-style-name="P12" draw:layer="layout" svg:width="3.7cm" svg:height="0.569cm" svg:x="2.9cm" svg:y="17.2cm">
          <draw:text-box>
            <text:p text:style-name="P11"><text:span text:style-name="T8">Amplitude &lt;=&gt; Valeur</text:span></text:p>
          </draw:text-box>
        </draw:frame>
        <draw:line draw:style-name="gr21" draw:text-style-name="P1" draw:layer="layout" svg:x1="4.3cm" svg:y1="15.5cm" svg:x2="3.6cm" svg:y2="17.3cm">
          <text:p/>
        </draw:line>
        <draw:line draw:style-name="gr21" draw:text-style-name="P1" draw:layer="layout" svg:x1="7.7cm" svg:y1="16.7cm" svg:x2="6.1cm" svg:y2="17.4cm">
          <text:p/>
        </draw:line>
        <draw:custom-shape draw:style-name="gr22" draw:text-style-name="P1" draw:layer="layout" svg:width="2.7cm" svg:height="0.8cm" svg:x="5.2cm" svg:y="13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13" draw:layer="layout" svg:width="2.492cm" svg:height="0.675cm" draw:transform="rotate (1.55892808788134) translate (10.295cm 19.39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4" draw:text-style-name="P1" draw:layer="layout" svg:width="8.2cm" svg:height="4.849cm" svg:x="2.4cm" svg:y="4.328cm">
          <draw:image xlink:href="Pictures/10000201000003FD000001A291EB7A5042E4FB05.png" xlink:type="simple" xlink:show="embed" xlink:actuate="onLoad">
            <text:p/>
          </draw:image>
        </draw:frame>
        <draw:custom-shape draw:style-name="gr25" draw:text-style-name="P4" draw:layer="layout" svg:width="1.9cm" svg:height="1.7cm" svg:x="4.7cm" svg:y="5.277cm">
          <text:p/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5.7cm" svg:y1="6.277cm" svg:x2="12.7cm" svg:y2="5.6cm">
          <text:p/>
        </draw:line>
        <draw:custom-shape draw:style-name="gr27" draw:text-style-name="P4" draw:layer="layout" svg:width="8.013cm" svg:height="4.314cm" draw:transform="skewX (-1.0772834383577E-016) rotate (0.735830812640809) translate (11.565cm 5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2cm" svg:y1="3.7cm" svg:x2="6.2cm" svg:y2="6.2cm">
          <text:p/>
        </draw:line>
        <draw:line draw:style-name="gr7" draw:text-style-name="P4" draw:layer="layout" svg:x1="5cm" svg:y1="3.5cm" svg:x2="5cm" svg:y2="6cm">
          <text:p/>
        </draw:line>
        <draw:line draw:style-name="gr28" draw:text-style-name="P4" draw:layer="layout" svg:x1="10.105cm" svg:y1="8.376cm" svg:x2="10.705cm" svg:y2="8.376cm">
          <text:p/>
        </draw:line>
        <draw:line draw:style-name="gr28" draw:text-style-name="P4" draw:layer="layout" svg:x1="10.705cm" svg:y1="9.976cm" svg:x2="11.305cm" svg:y2="9.976cm">
          <text:p/>
        </draw:line>
        <draw:line draw:style-name="gr28" draw:text-style-name="P4" draw:layer="layout" svg:x1="10.705cm" svg:y1="8.376cm" svg:x2="10.705cm" svg:y2="9.976cm">
          <text:p/>
        </draw:line>
        <draw:line draw:style-name="gr28" draw:text-style-name="P4" draw:layer="layout" svg:x1="10.705cm" svg:y1="8.376cm" svg:x2="12.505cm" svg:y2="7.276cm">
          <text:p/>
        </draw:line>
        <draw:line draw:style-name="gr28" draw:text-style-name="P4" draw:layer="layout" svg:x1="10.705cm" svg:y1="9.976cm" svg:x2="12.505cm" svg:y2="8.876cm">
          <text:p/>
        </draw:line>
        <draw:line draw:style-name="gr28" draw:text-style-name="P4" draw:layer="layout" svg:x1="10.105cm" svg:y1="8.176cm" svg:x2="10.705cm" svg:y2="8.176cm">
          <text:p/>
        </draw:line>
        <draw:line draw:style-name="gr28" draw:text-style-name="P4" draw:layer="layout" svg:x1="10.405cm" svg:y1="8.076cm" svg:x2="11.005cm" svg:y2="8.076cm">
          <text:p/>
        </draw:line>
        <draw:line draw:style-name="gr28" draw:text-style-name="P4" draw:layer="layout" svg:x1="10.605cm" svg:y1="7.876cm" svg:x2="11.205cm" svg:y2="7.876cm">
          <text:p/>
        </draw:line>
        <draw:line draw:style-name="gr28" draw:text-style-name="P4" draw:layer="layout" svg:x1="10.905cm" svg:y1="7.776cm" svg:x2="11.505cm" svg:y2="7.776cm">
          <text:p/>
        </draw:line>
        <draw:line draw:style-name="gr28" draw:text-style-name="P4" draw:layer="layout" svg:x1="11.105cm" svg:y1="7.576cm" svg:x2="11.705cm" svg:y2="7.576cm">
          <text:p/>
        </draw:line>
        <draw:line draw:style-name="gr28" draw:text-style-name="P4" draw:layer="layout" svg:x1="11.405cm" svg:y1="7.476cm" svg:x2="12.005cm" svg:y2="7.476cm">
          <text:p/>
        </draw:line>
        <draw:line draw:style-name="gr28" draw:text-style-name="P4" draw:layer="layout" svg:x1="11.505cm" svg:y1="7.276cm" svg:x2="12.105cm" svg:y2="7.276cm">
          <text:p/>
        </draw:line>
        <draw:line draw:style-name="gr28" draw:text-style-name="P4" draw:layer="layout" svg:x1="11.805cm" svg:y1="7.176cm" svg:x2="12.405cm" svg:y2="7.176cm">
          <text:p/>
        </draw:line>
        <draw:line draw:style-name="gr28" draw:text-style-name="P4" draw:layer="layout" svg:x1="11.205cm" svg:y1="9.776cm" svg:x2="11.805cm" svg:y2="9.776cm">
          <text:p/>
        </draw:line>
        <draw:line draw:style-name="gr28" draw:text-style-name="P4" draw:layer="layout" svg:x1="11.505cm" svg:y1="9.676cm" svg:x2="12.105cm" svg:y2="9.676cm">
          <text:p/>
        </draw:line>
        <draw:line draw:style-name="gr28" draw:text-style-name="P4" draw:layer="layout" svg:x1="11.705cm" svg:y1="9.476cm" svg:x2="12.305cm" svg:y2="9.476cm">
          <text:p/>
        </draw:line>
        <draw:line draw:style-name="gr28" draw:text-style-name="P4" draw:layer="layout" svg:x1="12.005cm" svg:y1="9.376cm" svg:x2="12.605cm" svg:y2="9.376cm">
          <text:p/>
        </draw:line>
        <draw:line draw:style-name="gr28" draw:text-style-name="P4" draw:layer="layout" svg:x1="12.205cm" svg:y1="9.176cm" svg:x2="12.805cm" svg:y2="9.176cm">
          <text:p/>
        </draw:line>
        <draw:line draw:style-name="gr28" draw:text-style-name="P4" draw:layer="layout" svg:x1="12.505cm" svg:y1="9.076cm" svg:x2="13.105cm" svg:y2="9.076cm">
          <text:p/>
        </draw:line>
        <draw:line draw:style-name="gr28" draw:text-style-name="P4" draw:layer="layout" svg:x1="11.005cm" svg:y1="8.176cm" svg:x2="11.005cm" svg:y2="9.776cm">
          <text:p/>
        </draw:line>
        <draw:line draw:style-name="gr28" draw:text-style-name="P4" draw:layer="layout" svg:x1="11.305cm" svg:y1="7.976cm" svg:x2="11.305cm" svg:y2="9.576cm">
          <text:p/>
        </draw:line>
        <draw:line draw:style-name="gr28" draw:text-style-name="P4" draw:layer="layout" svg:x1="11.605cm" svg:y1="7.776cm" svg:x2="11.605cm" svg:y2="9.376cm">
          <text:p/>
        </draw:line>
        <draw:line draw:style-name="gr28" draw:text-style-name="P4" draw:layer="layout" svg:x1="11.905cm" svg:y1="7.676cm" svg:x2="11.905cm" svg:y2="9.276cm">
          <text:p/>
        </draw:line>
        <draw:line draw:style-name="gr28" draw:text-style-name="P4" draw:layer="layout" svg:x1="12.205cm" svg:y1="7.476cm" svg:x2="12.205cm" svg:y2="9.076cm">
          <text:p/>
        </draw:line>
        <draw:frame draw:style-name="gr29" draw:text-style-name="P1" draw:layer="layout" svg:width="2.934cm" svg:height="0.5cm" svg:x="9.1cm" svg:y="1.6cm">
          <draw:image xlink:href="Pictures/100002010000022100000083E5C9A72E1A3DE24B.png" xlink:type="simple" xlink:show="embed" xlink:actuate="onLoad">
            <text:p/>
          </draw:image>
        </draw:frame>
        <draw:line draw:style-name="gr28" draw:text-style-name="P4" draw:layer="layout" svg:x1="15.805cm" svg:y1="8.176cm" svg:x2="16.405cm" svg:y2="8.176cm">
          <text:p/>
        </draw:line>
        <draw:line draw:style-name="gr28" draw:text-style-name="P4" draw:layer="layout" svg:x1="16.405cm" svg:y1="9.776cm" svg:x2="17.005cm" svg:y2="9.776cm">
          <text:p/>
        </draw:line>
        <draw:line draw:style-name="gr28" draw:text-style-name="P4" draw:layer="layout" svg:x1="16.405cm" svg:y1="8.176cm" svg:x2="18.205cm" svg:y2="7.076cm">
          <text:p/>
        </draw:line>
        <draw:line draw:style-name="gr28" draw:text-style-name="P4" draw:layer="layout" svg:x1="16.405cm" svg:y1="9.776cm" svg:x2="18.205cm" svg:y2="8.676cm">
          <text:p/>
        </draw:line>
        <draw:line draw:style-name="gr28" draw:text-style-name="P4" draw:layer="layout" svg:x1="15.805cm" svg:y1="7.976cm" svg:x2="16.405cm" svg:y2="7.976cm">
          <text:p/>
        </draw:line>
        <draw:line draw:style-name="gr28" draw:text-style-name="P4" draw:layer="layout" svg:x1="16.105cm" svg:y1="7.876cm" svg:x2="16.705cm" svg:y2="7.876cm">
          <text:p/>
        </draw:line>
        <draw:line draw:style-name="gr28" draw:text-style-name="P4" draw:layer="layout" svg:x1="16.305cm" svg:y1="7.676cm" svg:x2="16.905cm" svg:y2="7.676cm">
          <text:p/>
        </draw:line>
        <draw:line draw:style-name="gr28" draw:text-style-name="P4" draw:layer="layout" svg:x1="16.605cm" svg:y1="7.576cm" svg:x2="17.205cm" svg:y2="7.576cm">
          <text:p/>
        </draw:line>
        <draw:line draw:style-name="gr28" draw:text-style-name="P4" draw:layer="layout" svg:x1="16.805cm" svg:y1="7.376cm" svg:x2="17.405cm" svg:y2="7.376cm">
          <text:p/>
        </draw:line>
        <draw:line draw:style-name="gr28" draw:text-style-name="P4" draw:layer="layout" svg:x1="17.105cm" svg:y1="7.276cm" svg:x2="17.705cm" svg:y2="7.276cm">
          <text:p/>
        </draw:line>
        <draw:line draw:style-name="gr28" draw:text-style-name="P4" draw:layer="layout" svg:x1="17.205cm" svg:y1="7.076cm" svg:x2="17.805cm" svg:y2="7.076cm">
          <text:p/>
        </draw:line>
        <draw:line draw:style-name="gr28" draw:text-style-name="P4" draw:layer="layout" svg:x1="17.505cm" svg:y1="6.976cm" svg:x2="18.105cm" svg:y2="6.976cm">
          <text:p/>
        </draw:line>
        <draw:line draw:style-name="gr28" draw:text-style-name="P4" draw:layer="layout" svg:x1="16.905cm" svg:y1="9.576cm" svg:x2="17.505cm" svg:y2="9.576cm">
          <text:p/>
        </draw:line>
        <draw:line draw:style-name="gr28" draw:text-style-name="P4" draw:layer="layout" svg:x1="17.205cm" svg:y1="9.476cm" svg:x2="17.805cm" svg:y2="9.476cm">
          <text:p/>
        </draw:line>
        <draw:line draw:style-name="gr28" draw:text-style-name="P4" draw:layer="layout" svg:x1="17.405cm" svg:y1="9.276cm" svg:x2="18.005cm" svg:y2="9.276cm">
          <text:p/>
        </draw:line>
        <draw:line draw:style-name="gr28" draw:text-style-name="P4" draw:layer="layout" svg:x1="17.705cm" svg:y1="9.176cm" svg:x2="18.305cm" svg:y2="9.176cm">
          <text:p/>
        </draw:line>
        <draw:line draw:style-name="gr28" draw:text-style-name="P4" draw:layer="layout" svg:x1="17.905cm" svg:y1="8.976cm" svg:x2="18.505cm" svg:y2="8.976cm">
          <text:p/>
        </draw:line>
        <draw:line draw:style-name="gr28" draw:text-style-name="P4" draw:layer="layout" svg:x1="18.205cm" svg:y1="8.876cm" svg:x2="18.805cm" svg:y2="8.876cm">
          <text:p/>
        </draw:line>
        <draw:line draw:style-name="gr28" draw:text-style-name="P4" draw:layer="layout" svg:x1="10.105cm" svg:y1="8.376cm" svg:x2="10.705cm" svg:y2="8.376cm">
          <text:p/>
        </draw:line>
        <draw:line draw:style-name="gr28" draw:text-style-name="P4" draw:layer="layout" svg:x1="10.705cm" svg:y1="9.976cm" svg:x2="11.305cm" svg:y2="9.976cm">
          <text:p/>
        </draw:line>
        <draw:line draw:style-name="gr28" draw:text-style-name="P4" draw:layer="layout" svg:x1="10.705cm" svg:y1="8.376cm" svg:x2="10.705cm" svg:y2="9.976cm">
          <text:p/>
        </draw:line>
        <draw:line draw:style-name="gr28" draw:text-style-name="P4" draw:layer="layout" svg:x1="10.705cm" svg:y1="8.376cm" svg:x2="12.505cm" svg:y2="7.276cm">
          <text:p/>
        </draw:line>
        <draw:line draw:style-name="gr28" draw:text-style-name="P4" draw:layer="layout" svg:x1="10.705cm" svg:y1="9.976cm" svg:x2="12.505cm" svg:y2="8.876cm">
          <text:p/>
        </draw:line>
        <draw:line draw:style-name="gr28" draw:text-style-name="P4" draw:layer="layout" svg:x1="10.105cm" svg:y1="8.176cm" svg:x2="10.705cm" svg:y2="8.176cm">
          <text:p/>
        </draw:line>
        <draw:line draw:style-name="gr28" draw:text-style-name="P4" draw:layer="layout" svg:x1="10.405cm" svg:y1="8.076cm" svg:x2="11.005cm" svg:y2="8.076cm">
          <text:p/>
        </draw:line>
        <draw:line draw:style-name="gr28" draw:text-style-name="P4" draw:layer="layout" svg:x1="10.605cm" svg:y1="7.876cm" svg:x2="11.205cm" svg:y2="7.876cm">
          <text:p/>
        </draw:line>
        <draw:line draw:style-name="gr28" draw:text-style-name="P4" draw:layer="layout" svg:x1="10.905cm" svg:y1="7.776cm" svg:x2="11.505cm" svg:y2="7.776cm">
          <text:p/>
        </draw:line>
        <draw:line draw:style-name="gr28" draw:text-style-name="P4" draw:layer="layout" svg:x1="11.105cm" svg:y1="7.576cm" svg:x2="11.705cm" svg:y2="7.576cm">
          <text:p/>
        </draw:line>
        <draw:line draw:style-name="gr28" draw:text-style-name="P4" draw:layer="layout" svg:x1="11.405cm" svg:y1="7.476cm" svg:x2="12.005cm" svg:y2="7.476cm">
          <text:p/>
        </draw:line>
        <draw:line draw:style-name="gr28" draw:text-style-name="P4" draw:layer="layout" svg:x1="11.505cm" svg:y1="7.276cm" svg:x2="12.105cm" svg:y2="7.276cm">
          <text:p/>
        </draw:line>
        <draw:line draw:style-name="gr28" draw:text-style-name="P4" draw:layer="layout" svg:x1="11.805cm" svg:y1="7.176cm" svg:x2="12.405cm" svg:y2="7.176cm">
          <text:p/>
        </draw:line>
        <draw:line draw:style-name="gr28" draw:text-style-name="P4" draw:layer="layout" svg:x1="11.205cm" svg:y1="9.776cm" svg:x2="11.805cm" svg:y2="9.776cm">
          <text:p/>
        </draw:line>
        <draw:line draw:style-name="gr28" draw:text-style-name="P4" draw:layer="layout" svg:x1="11.505cm" svg:y1="9.676cm" svg:x2="12.105cm" svg:y2="9.676cm">
          <text:p/>
        </draw:line>
        <draw:line draw:style-name="gr28" draw:text-style-name="P4" draw:layer="layout" svg:x1="11.705cm" svg:y1="9.476cm" svg:x2="12.305cm" svg:y2="9.476cm">
          <text:p/>
        </draw:line>
        <draw:line draw:style-name="gr28" draw:text-style-name="P4" draw:layer="layout" svg:x1="12.005cm" svg:y1="9.376cm" svg:x2="12.605cm" svg:y2="9.376cm">
          <text:p/>
        </draw:line>
        <draw:line draw:style-name="gr28" draw:text-style-name="P4" draw:layer="layout" svg:x1="12.205cm" svg:y1="9.176cm" svg:x2="12.805cm" svg:y2="9.176cm">
          <text:p/>
        </draw:line>
        <draw:line draw:style-name="gr28" draw:text-style-name="P4" draw:layer="layout" svg:x1="12.505cm" svg:y1="9.076cm" svg:x2="13.105cm" svg:y2="9.076cm">
          <text:p/>
        </draw:line>
        <draw:line draw:style-name="gr28" draw:text-style-name="P4" draw:layer="layout" svg:x1="11.005cm" svg:y1="8.176cm" svg:x2="11.005cm" svg:y2="9.776cm">
          <text:p/>
        </draw:line>
        <draw:line draw:style-name="gr28" draw:text-style-name="P4" draw:layer="layout" svg:x1="11.305cm" svg:y1="7.976cm" svg:x2="11.305cm" svg:y2="9.576cm">
          <text:p/>
        </draw:line>
        <draw:line draw:style-name="gr28" draw:text-style-name="P4" draw:layer="layout" svg:x1="11.605cm" svg:y1="7.776cm" svg:x2="11.605cm" svg:y2="9.376cm">
          <text:p/>
        </draw:line>
        <draw:line draw:style-name="gr28" draw:text-style-name="P4" draw:layer="layout" svg:x1="11.905cm" svg:y1="7.676cm" svg:x2="11.905cm" svg:y2="9.276cm">
          <text:p/>
        </draw:line>
        <draw:line draw:style-name="gr28" draw:text-style-name="P4" draw:layer="layout" svg:x1="12.205cm" svg:y1="7.476cm" svg:x2="12.205cm" svg:y2="9.076cm">
          <text:p/>
        </draw:line>
        <draw:path draw:style-name="gr28" draw:text-style-name="P4" draw:layer="layout" svg:width="0.258cm" svg:height="1.587cm" draw:transform="rotate (0.124441975667196) translate (16.2079420384121cm 8.20064965352763cm)" svg:viewBox="0 0 259 1588" svg:d="M199 0c210 732-199 1588-199 1588">
          <text:p/>
        </draw:path>
        <draw:path draw:style-name="gr28" draw:text-style-name="P4" draw:layer="layout" svg:width="0.303cm" svg:height="1.587cm" draw:transform="rotate (0.124441975667196) translate (16.4749420384121cm 8.04064965352763cm)" svg:viewBox="0 0 304 1588" svg:d="M199 0c323 907-199 1588-199 1588">
          <text:p/>
        </draw:path>
        <draw:path draw:style-name="gr28" draw:text-style-name="P4" draw:layer="layout" svg:width="0.293cm" svg:height="1.587cm" draw:transform="rotate (0.124441975667196) translate (16.7079420384121cm 7.90064965352763cm)" svg:viewBox="0 0 294 1588" svg:d="M199 0c297 843-199 1588-199 1588">
          <text:p/>
        </draw:path>
        <draw:path draw:style-name="gr28" draw:text-style-name="P4" draw:layer="layout" svg:width="0.345cm" svg:height="1.587cm" draw:transform="rotate (0.124441975667196) translate (16.9749420384121cm 7.74064965352763cm)" svg:viewBox="0 0 346 1588" svg:d="M199 0c422 920-199 1588-199 1588">
          <text:p/>
        </draw:path>
        <draw:path draw:style-name="gr28" draw:text-style-name="P4" draw:layer="layout" svg:width="0.322cm" svg:height="1.587cm" draw:transform="rotate (0.124441975667196) translate (17.2079420384121cm 7.58064965352763cm)" svg:viewBox="0 0 323 1588" svg:d="M199 0c369 1074-199 1588-199 1588">
          <text:p/>
        </draw:path>
        <draw:path draw:style-name="gr28" draw:text-style-name="P4" draw:layer="layout" svg:width="0.292cm" svg:height="1.587cm" draw:transform="rotate (0.124441975667196) translate (17.4749420384121cm 7.42064965352763cm)" svg:viewBox="0 0 293 1588" svg:d="M199 0c295 1125-199 1588-199 1588">
          <text:p/>
        </draw:path>
        <draw:path draw:style-name="gr28" draw:text-style-name="P4" draw:layer="layout" svg:width="0.243cm" svg:height="1.587cm" draw:transform="rotate (0.124441975667196) translate (17.7079420384121cm 7.28064965352763cm)" svg:viewBox="0 0 244 1588" svg:d="M199 0c171 1049-199 1588-199 1588">
          <text:p/>
        </draw:path>
        <draw:path draw:style-name="gr28" draw:text-style-name="P4" draw:layer="layout" svg:width="0.199cm" svg:height="1.587cm" draw:transform="rotate (0.124441975667196) translate (17.9749420384121cm 7.12064965352763cm)" svg:viewBox="0 0 200 1588" svg:d="M199 0c22 890-199 1588-199 1588">
          <text:p/>
        </draw:path>
        <draw:line draw:style-name="gr30" draw:text-style-name="P4" draw:layer="layout" svg:x1="16.405cm" svg:y1="8.176cm" svg:x2="16.405cm" svg:y2="9.776cm">
          <text:p/>
        </draw:line>
        <draw:line draw:style-name="gr30" draw:text-style-name="P4" draw:layer="layout" svg:x1="16.705cm" svg:y1="7.976cm" svg:x2="16.705cm" svg:y2="9.576cm">
          <text:p/>
        </draw:line>
        <draw:line draw:style-name="gr30" draw:text-style-name="P4" draw:layer="layout" svg:x1="17.005cm" svg:y1="7.776cm" svg:x2="17.005cm" svg:y2="9.376cm">
          <text:p/>
        </draw:line>
        <draw:line draw:style-name="gr30" draw:text-style-name="P4" draw:layer="layout" svg:x1="17.305cm" svg:y1="7.576cm" svg:x2="17.305cm" svg:y2="9.176cm">
          <text:p/>
        </draw:line>
        <draw:line draw:style-name="gr30" draw:text-style-name="P4" draw:layer="layout" svg:x1="17.605cm" svg:y1="7.476cm" svg:x2="17.605cm" svg:y2="9.076cm">
          <text:p/>
        </draw:line>
        <draw:line draw:style-name="gr30" draw:text-style-name="P4" draw:layer="layout" svg:x1="17.905cm" svg:y1="7.276cm" svg:x2="17.905cm" svg:y2="8.876cm">
          <text:p/>
        </draw:line>
        <draw:line draw:style-name="gr31" draw:text-style-name="P4" draw:layer="layout" svg:x1="16.705cm" svg:y1="8.876cm" svg:x2="16.865cm" svg:y2="8.876cm">
          <text:p/>
        </draw:line>
        <draw:line draw:style-name="gr31" draw:text-style-name="P4" draw:layer="layout" svg:x1="16.405cm" svg:y1="8.976cm" svg:x2="16.535cm" svg:y2="8.976cm">
          <text:p/>
        </draw:line>
        <draw:line draw:style-name="gr32" draw:text-style-name="P4" draw:layer="layout" svg:x1="17.005cm" svg:y1="8.676cm" svg:x2="17.085cm" svg:y2="8.676cm">
          <text:p/>
        </draw:line>
        <draw:line draw:style-name="gr32" draw:text-style-name="P4" draw:layer="layout" svg:x1="17.305cm" svg:y1="8.576cm" svg:x2="17.405cm" svg:y2="8.576cm">
          <text:p/>
        </draw:line>
        <draw:line draw:style-name="gr32" draw:text-style-name="P4" draw:layer="layout" svg:x1="17.3cm" svg:y1="8.576cm" svg:x2="17.4cm" svg:y2="8.576cm">
          <text:p/>
        </draw:line>
        <draw:line draw:style-name="gr33" draw:text-style-name="P1" draw:layer="layout" svg:x1="16.405cm" svg:y1="8.976cm" svg:x2="15.105cm" svg:y2="9.776cm">
          <text:p/>
        </draw:line>
        <draw:frame draw:style-name="gr34" draw:text-style-name="P1" draw:layer="layout" svg:width="1.3cm" svg:height="0.724cm" svg:x="14.505cm" svg:y="9.776cm">
          <draw:image xlink:href="Pictures/10000201000000710000003F655389111A3E001E.png" xlink:type="simple" xlink:show="embed" xlink:actuate="onLoad">
            <text:p/>
          </draw:image>
        </draw:frame>
        <draw:custom-shape draw:style-name="gr35" draw:text-style-name="P14" draw:layer="layout" svg:width="2.2cm" svg:height="1.5cm" svg:x="13.305cm" svg:y="7.67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4" draw:layer="layout" svg:width="18.8cm" svg:height="20.8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1:14:28.650149428</meta:creation-date>
    <dc:date>2020-09-30T15:02:37.165012999</dc:date>
    <meta:editing-duration>PT5M2S</meta:editing-duration>
    <meta:editing-cycles>1</meta:editing-cycles>
    <meta:document-statistic meta:object-count="155"/>
    <meta:generator>LibreOffice/6.0.7.3$Linux_X86_64 LibreOffice_project/00m0$Build-3</meta:generator>
  </office:meta>
</office:document-meta>
</file>